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"/>
    <style:style style:name="ce10" style:family="table-cell" style:parent-style-name="Default" style:data-style-name="N10">
      <style:table-cell-properties fo:background-color="transparent"/>
    </style:style>
    <style:style style:name="ce11" style:family="table-cell" style:parent-style-name="Default" style:data-style-name="N10">
      <style:text-properties fo:font-style="italic" style:font-style-asian="italic" style:font-style-complex="italic"/>
    </style:style>
    <style:style style:name="ce12" style:family="table-cell" style:parent-style-name="Default" style:data-style-name="N10"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column table:style-name="co1" table:number-columns-repeated="2" table:default-cell-style-name="ce9"/>
        <table:table-column table:style-name="co1" table:number-columns-repeated="1012" table:default-cell-style-name="Default"/>
        <table:table-row table:style-name="ro1">
          <table:table-cell table:number-columns-repeated="8"/>
          <table:table-cell office:value-type="string" calcext:value-type="string">
            <text:p>ставка спп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спп</text:p>
          </table:table-cell>
          <table:table-cell table:formula="of:=50" office:value-type="float" office:value="50" calcext:value-type="float">
            <text:p>50</text:p>
          </table:table-cell>
          <table:table-cell office:value-type="string" calcext:value-type="string">
            <text:p>спп</text:p>
          </table:table-cell>
          <table:table-cell/>
          <table:table-cell office:value-type="string" calcext:value-type="string">
            <text:p>конкур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06"/>
        </table:table-row>
        <table:table-row table:style-name="ro1">
          <table:table-cell/>
          <table:table-cell table:formula="of:=449"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*(100-[.D2])/100" office:value-type="float" office:value="314.3" calcext:value-type="float">
            <text:p>314.3</text:p>
          </table:table-cell>
          <table:table-cell table:formula="of:=[.G2]*(100-[.E2])/100" office:value-type="float" office:value="282.87" calcext:value-type="float">
            <text:p>282.87</text:p>
          </table:table-cell>
          <table:table-cell office:value-type="float" office:value="7" calcext:value-type="float">
            <text:p>7</text:p>
          </table:table-cell>
          <table:table-cell table:formula="of:=[.H2]*(100-[.I2])/100" office:value-type="float" office:value="263.0691" calcext:value-type="float">
            <text:p>263.0691</text:p>
          </table:table-cell>
          <table:table-cell table:formula="of:=([.B2]-[.H2])/[.B2]" office:value-type="percentage" office:value="0.37" calcext:value-type="percentage">
            <text:p>37%</text:p>
          </table:table-cell>
          <table:table-cell table:formula="of:=([.$B2]-[.J2])/[.$B2]" office:value-type="percentage" office:value="0.4141" calcext:value-type="percentage">
            <text:p>41%</text:p>
          </table:table-cell>
          <table:table-cell table:style-name="ce2" table:formula="of:=([.H2]*0.82-[.$M$1])*0.94-[.$C2]" office:value-type="float" office:value="66.036196" calcext:value-type="float">
            <text:p>66.036196</text:p>
          </table:table-cell>
          <table:table-cell table:formula="of:=([.J2]*0.82-[.$M$1])*0.94-[.$C2]" office:value-type="float" office:value="50.77366228" calcext:value-type="float">
            <text:p>50.773662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(100-[.D3])/100" office:value-type="float" office:value="314.3" calcext:value-type="float">
            <text:p>314.3</text:p>
          </table:table-cell>
          <table:table-cell table:formula="of:=[.G3]*(100-[.E3])/100" office:value-type="float" office:value="251.44" calcext:value-type="float">
            <text:p>251.44</text:p>
          </table:table-cell>
          <table:table-cell office:value-type="float" office:value="7" calcext:value-type="float">
            <text:p>7</text:p>
          </table:table-cell>
          <table:table-cell table:formula="of:=[.H3]*(100-[.I3])/100" office:value-type="float" office:value="233.8392" calcext:value-type="float">
            <text:p>233.8392</text:p>
          </table:table-cell>
          <table:table-cell table:formula="of:=([.$B3]-[.H3])/[.$B3]" office:value-type="percentage" office:value="0.44" calcext:value-type="percentage">
            <text:p>44%</text:p>
          </table:table-cell>
          <table:table-cell table:formula="of:=([.$B3]-[.J3])/[.$B3]" office:value-type="percentage" office:value="0.4792" calcext:value-type="percentage">
            <text:p>48%</text:p>
          </table:table-cell>
          <table:table-cell table:style-name="ce2" table:formula="of:=([.H3]*0.82-[.$M$1])*0.94-[.$C3]" office:value-type="float" office:value="41.809952" calcext:value-type="float">
            <text:p>41.809952</text:p>
          </table:table-cell>
          <table:table-cell table:formula="of:=([.J3]*0.82-[.$M$1])*0.94-[.$C3]" office:value-type="float" office:value="28.24325536" calcext:value-type="float">
            <text:p>28.24325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x9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2" table:formula="of:=[.B4]*(100-[.D4])/100" office:value-type="float" office:value="291.85" calcext:value-type="float">
            <text:p>291.85</text:p>
          </table:table-cell>
          <table:table-cell table:style-name="ce3" table:formula="of:=[.G4]*(100-[.E4])/100" office:value-type="float" office:value="233.48" calcext:value-type="float">
            <text:p>233.48</text:p>
          </table:table-cell>
          <table:table-cell office:value-type="float" office:value="7" calcext:value-type="float">
            <text:p>7</text:p>
          </table:table-cell>
          <table:table-cell table:formula="of:=[.H4]*(100-[.I4])/100" office:value-type="float" office:value="217.1364" calcext:value-type="float">
            <text:p>217.1364</text:p>
          </table:table-cell>
          <table:table-cell table:style-name="ce10" table:formula="of:=([.B4]-[.H4])/[.B4]" office:value-type="percentage" office:value="0.48" calcext:value-type="percentage">
            <text:p>48%</text:p>
          </table:table-cell>
          <table:table-cell table:formula="of:=([.$B4]-[.J4])/[.$B4]" office:value-type="percentage" office:value="0.5164" calcext:value-type="percentage">
            <text:p>52%</text:p>
          </table:table-cell>
          <table:table-cell table:style-name="ce2" table:formula="of:=([.H4]*0.82-[.$M$1])*0.94-[.$C4]" office:value-type="float" office:value="27.966384" calcext:value-type="float">
            <text:p>27.966384</text:p>
          </table:table-cell>
          <table:table-cell table:formula="of:=([.J4]*0.82-[.$M$1])*0.94-[.$C4]" office:value-type="float" office:value="15.36873712" calcext:value-type="float">
            <text:p>15.36873712</text:p>
          </table:table-cell>
          <table:table-cell table:number-columns-repeated="3"/>
          <table:table-cell table:style-name="ce2" table:number-columns-repeated="1007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5]*(100-[.D5])/100" office:value-type="float" office:value="291.85" calcext:value-type="float">
            <text:p>291.85</text:p>
          </table:table-cell>
          <table:table-cell table:formula="of:=[.G5]*(100-[.E5])/100" office:value-type="float" office:value="248.0725" calcext:value-type="float">
            <text:p>248.0725</text:p>
          </table:table-cell>
          <table:table-cell office:value-type="float" office:value="7" calcext:value-type="float">
            <text:p>7</text:p>
          </table:table-cell>
          <table:table-cell table:formula="of:=[.H5]*(100-[.I5])/100" office:value-type="float" office:value="230.707425" calcext:value-type="float">
            <text:p>230.707425</text:p>
          </table:table-cell>
          <table:table-cell table:formula="of:=([.B5]-[.H5])/[.B5]" office:value-type="percentage" office:value="0.4475" calcext:value-type="percentage">
            <text:p>45%</text:p>
          </table:table-cell>
          <table:table-cell table:formula="of:=([.$B5]-[.J5])/[.$B5]" office:value-type="percentage" office:value="0.486175" calcext:value-type="percentage">
            <text:p>49%</text:p>
          </table:table-cell>
          <table:table-cell table:style-name="ce2" table:formula="of:=([.H5]*0.82-[.$M$1])*0.94-[.$C5]" office:value-type="float" office:value="39.2142830000001" calcext:value-type="float">
            <text:p>39.2142830000001</text:p>
          </table:table-cell>
          <table:table-cell table:formula="of:=([.J5]*0.82-[.$M$1])*0.94-[.$C5]" office:value-type="float" office:value="25.82928319" calcext:value-type="float">
            <text:p>25.82928319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[.B6]*(100-[.D6])/100" office:value-type="float" office:value="269.4" calcext:value-type="float">
            <text:p>269.4</text:p>
          </table:table-cell>
          <table:table-cell table:style-name="ce5" table:formula="of:=[.G6]*(100-[.E6])/100" office:value-type="float" office:value="215.52" calcext:value-type="float">
            <text:p>215.52</text:p>
          </table:table-cell>
          <table:table-cell table:style-name="ce6" office:value-type="float" office:value="7" calcext:value-type="float">
            <text:p>7</text:p>
          </table:table-cell>
          <table:table-cell table:formula="of:=[.H6]*(100-[.I6])/100" office:value-type="float" office:value="200.4336" calcext:value-type="float">
            <text:p>200.4336</text:p>
          </table:table-cell>
          <table:table-cell table:style-name="ce11" table:formula="of:=([.B6]-[.H6])/[.B6]" office:value-type="percentage" office:value="0.52" calcext:value-type="percentage">
            <text:p>52%</text:p>
          </table:table-cell>
          <table:table-cell table:style-name="ce11" table:formula="of:=([.$B6]-[.J6])/[.$B6]" office:value-type="percentage" office:value="0.5536" calcext:value-type="percentage">
            <text:p>55%</text:p>
          </table:table-cell>
          <table:table-cell table:style-name="ce13" table:formula="of:=([.H6]*0.82-[.$M$1])*0.94-[.$C6]" office:value-type="float" office:value="14.122816" calcext:value-type="float">
            <text:p>14.122816</text:p>
          </table:table-cell>
          <table:table-cell table:style-name="ce1" table:formula="of:=([.J6]*0.82-[.$M$1])*0.94-[.$C6]" office:value-type="float" office:value="2.49421888000002" calcext:value-type="float">
            <text:p>2.494218880000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70x140</text:p>
          </table:table-cell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8]*(100-[.D8])/100" office:value-type="float" office:value="493.44" calcext:value-type="float">
            <text:p>493.44</text:p>
          </table:table-cell>
          <table:table-cell table:style-name="ce5" table:formula="of:=[.G8]*(100-[.E8])/100" office:value-type="float" office:value="394.752" calcext:value-type="float">
            <text:p>394.752</text:p>
          </table:table-cell>
          <table:table-cell office:value-type="float" office:value="0" calcext:value-type="float">
            <text:p>0</text:p>
          </table:table-cell>
          <table:table-cell table:formula="of:=[.H8]*(100-[.I8])/100" office:value-type="float" office:value="394.752" calcext:value-type="float">
            <text:p>394.752</text:p>
          </table:table-cell>
          <table:table-cell table:style-name="ce11" table:formula="of:=([.B8]-[.H8])/[.B8]" office:value-type="percentage" office:value="0.488" calcext:value-type="percentage">
            <text:p>49%</text:p>
          </table:table-cell>
          <table:table-cell table:style-name="ce11" table:formula="of:=([.$B8]-[.J8])/[.$B8]" office:value-type="percentage" office:value="0.488" calcext:value-type="percentage">
            <text:p>49%</text:p>
          </table:table-cell>
          <table:table-cell table:style-name="ce13" table:formula="of:=([.H8]*0.82-[.$M$1])*0.94-[.$C8]" office:value-type="float" office:value="62.2748416" calcext:value-type="float">
            <text:p>62.2748416</text:p>
          </table:table-cell>
          <table:table-cell table:style-name="ce1" table:formula="of:=([.J8]*0.82-[.$M$1])*0.94-[.$C8]" office:value-type="float" office:value="62.2748416" calcext:value-type="float">
            <text:p>62.2748416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table:formula="of:=[.P8]-[.R8]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9]*(100-[.D9])/100" office:value-type="float" office:value="447.18" calcext:value-type="float">
            <text:p>447.18</text:p>
          </table:table-cell>
          <table:table-cell table:style-name="ce6" table:formula="of:=[.G9]*(100-[.E9])/100" office:value-type="float" office:value="357.744" calcext:value-type="float">
            <text:p>357.744</text:p>
          </table:table-cell>
          <table:table-cell office:value-type="float" office:value="7" calcext:value-type="float">
            <text:p>7</text:p>
          </table:table-cell>
          <table:table-cell table:formula="of:=[.H9]*(100-[.I9])/100" office:value-type="float" office:value="332.70192" calcext:value-type="float">
            <text:p>332.70192</text:p>
          </table:table-cell>
          <table:table-cell table:style-name="ce11" table:formula="of:=([.B9]-[.H9])/[.B9]" office:value-type="percentage" office:value="0.536" calcext:value-type="percentage">
            <text:p>54%</text:p>
          </table:table-cell>
          <table:table-cell table:style-name="ce11" table:formula="of:=([.$B9]-[.J9])/[.$B9]" office:value-type="percentage" office:value="0.56848" calcext:value-type="percentage">
            <text:p>57%</text:p>
          </table:table-cell>
          <table:table-cell table:style-name="ce13" table:formula="of:=([.H9]*0.82-[.$M$1])*0.94-[.$C9]" office:value-type="float" office:value="33.7490752000001" calcext:value-type="float">
            <text:p>33.7490752000001</text:p>
          </table:table-cell>
          <table:table-cell table:style-name="ce1" table:formula="of:=([.J9]*0.82-[.$M$1])*0.94-[.$C9]" office:value-type="float" office:value="14.4466399360001" calcext:value-type="float">
            <text:p>14.4466399360001</text:p>
          </table:table-cell>
          <table:table-cell table:number-columns-repeated="5"/>
          <table:table-cell table:formula="of:=[.P9]-[.R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10]*(100-[.D10])/100" office:value-type="float" office:value="501.15" calcext:value-type="float">
            <text:p>501.15</text:p>
          </table:table-cell>
          <table:table-cell table:style-name="ce5" table:formula="of:=[.G10]*(100-[.E10])/100" office:value-type="float" office:value="400.92" calcext:value-type="float">
            <text:p>400.92</text:p>
          </table:table-cell>
          <table:table-cell office:value-type="float" office:value="0" calcext:value-type="float">
            <text:p>0</text:p>
          </table:table-cell>
          <table:table-cell table:formula="of:=[.H10]*(100-[.I10])/100" office:value-type="float" office:value="400.92" calcext:value-type="float">
            <text:p>400.92</text:p>
          </table:table-cell>
          <table:table-cell table:style-name="ce11" table:formula="of:=([.B10]-[.H10])/[.B10]" office:value-type="percentage" office:value="0.48" calcext:value-type="percentage">
            <text:p>48%</text:p>
          </table:table-cell>
          <table:table-cell table:style-name="ce11" table:formula="of:=([.$B10]-[.J10])/[.$B10]" office:value-type="percentage" office:value="0.48" calcext:value-type="percentage">
            <text:p>48%</text:p>
          </table:table-cell>
          <table:table-cell table:style-name="ce13" table:formula="of:=([.H10]*0.82-[.$M$1])*0.94-[.$C10]" office:value-type="float" office:value="67.0291360000001" calcext:value-type="float">
            <text:p>67.0291360000001</text:p>
          </table:table-cell>
          <table:table-cell table:style-name="ce1" table:formula="of:=([.J10]*0.82-[.$M$1])*0.94-[.$C10]" office:value-type="float" office:value="67.0291360000001" calcext:value-type="float">
            <text:p>67.0291360000001</text:p>
          </table:table-cell>
          <table:table-cell table:number-columns-repeated="5"/>
          <table:table-cell table:formula="of:=[.P10]-[.R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11]*(100-[.D11])/100" office:value-type="float" office:value="539.7" calcext:value-type="float">
            <text:p>539.7</text:p>
          </table:table-cell>
          <table:table-cell table:style-name="ce6" table:formula="of:=[.G11]*(100-[.E11])/100" office:value-type="float" office:value="485.73" calcext:value-type="float">
            <text:p>485.73</text:p>
          </table:table-cell>
          <table:table-cell office:value-type="float" office:value="7" calcext:value-type="float">
            <text:p>7</text:p>
          </table:table-cell>
          <table:table-cell table:formula="of:=[.H11]*(100-[.I11])/100" office:value-type="float" office:value="451.7289" calcext:value-type="float">
            <text:p>451.7289</text:p>
          </table:table-cell>
          <table:table-cell table:style-name="ce11" table:formula="of:=([.B11]-[.H11])/[.B11]" office:value-type="percentage" office:value="0.37" calcext:value-type="percentage">
            <text:p>37%</text:p>
          </table:table-cell>
          <table:table-cell table:style-name="ce11" table:formula="of:=([.$B11]-[.J11])/[.$B11]" office:value-type="percentage" office:value="0.4141" calcext:value-type="percentage">
            <text:p>41%</text:p>
          </table:table-cell>
          <table:table-cell table:style-name="ce13" table:formula="of:=([.H11]*0.82-[.$M$1])*0.94-[.$C11]" office:value-type="float" office:value="132.400684" calcext:value-type="float">
            <text:p>132.400684</text:p>
          </table:table-cell>
          <table:table-cell table:style-name="ce1" table:formula="of:=([.J11]*0.82-[.$M$1])*0.94-[.$C11]" office:value-type="float" office:value="106.19263612" calcext:value-type="float">
            <text:p>106.19263612</text:p>
          </table:table-cell>
          <table:table-cell table:number-columns-repeated="5"/>
          <table:table-cell table:formula="of:=[.P11]-[.R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12]*(100-[.D12])/100" office:value-type="float" office:value="539.7" calcext:value-type="float">
            <text:p>539.7</text:p>
          </table:table-cell>
          <table:table-cell table:style-name="ce6" table:formula="of:=[.G12]*(100-[.E12])/100" office:value-type="float" office:value="485.73" calcext:value-type="float">
            <text:p>485.73</text:p>
          </table:table-cell>
          <table:table-cell table:style-name="ce6" office:value-type="float" office:value="7" calcext:value-type="float">
            <text:p>7</text:p>
          </table:table-cell>
          <table:table-cell table:formula="of:=[.H12]*(100-[.I12])/100" office:value-type="float" office:value="451.7289" calcext:value-type="float">
            <text:p>451.7289</text:p>
          </table:table-cell>
          <table:table-cell table:style-name="ce11" table:formula="of:=([.B12]-[.H12])/[.B12]" office:value-type="percentage" office:value="0.37" calcext:value-type="percentage">
            <text:p>37%</text:p>
          </table:table-cell>
          <table:table-cell table:style-name="ce11" table:formula="of:=([.$B12]-[.J12])/[.$B12]" office:value-type="percentage" office:value="0.4141" calcext:value-type="percentage">
            <text:p>41%</text:p>
          </table:table-cell>
          <table:table-cell table:style-name="ce13" table:formula="of:=([.H12]*0.82-[.$M$1])*0.94-[.$C12]" office:value-type="float" office:value="132.400684" calcext:value-type="float">
            <text:p>132.400684</text:p>
          </table:table-cell>
          <table:table-cell table:style-name="ce1" table:formula="of:=([.J12]*0.82-[.$M$1])*0.94-[.$C12]" office:value-type="float" office:value="106.19263612" calcext:value-type="float">
            <text:p>106.19263612</text:p>
          </table:table-cell>
          <table:table-cell table:number-columns-repeated="5"/>
          <table:table-cell table:formula="of:=[.P12]-[.R1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B13]*(100-[.D13])/100" office:value-type="float" office:value="424.05" calcext:value-type="float">
            <text:p>424.05</text:p>
          </table:table-cell>
          <table:table-cell table:style-name="ce6" table:formula="of:=[.G13]*(100-[.E13])/100" office:value-type="float" office:value="347.721" calcext:value-type="float">
            <text:p>347.721</text:p>
          </table:table-cell>
          <table:table-cell table:style-name="ce6" office:value-type="float" office:value="7" calcext:value-type="float">
            <text:p>7</text:p>
          </table:table-cell>
          <table:table-cell table:formula="of:=[.H13]*(100-[.I13])/100" office:value-type="float" office:value="323.38053" calcext:value-type="float">
            <text:p>323.38053</text:p>
          </table:table-cell>
          <table:table-cell table:style-name="ce11" table:formula="of:=([.B13]-[.H13])/[.B13]" office:value-type="percentage" office:value="0.549" calcext:value-type="percentage">
            <text:p>55%</text:p>
          </table:table-cell>
          <table:table-cell table:style-name="ce11" table:formula="of:=([.$B13]-[.J13])/[.$B13]" office:value-type="percentage" office:value="0.58057" calcext:value-type="percentage">
            <text:p>58%</text:p>
          </table:table-cell>
          <table:table-cell table:style-name="ce13" table:formula="of:=([.H13]*0.82-[.$M$1])*0.94-[.$C13]" office:value-type="float" office:value="26.0233468" calcext:value-type="float">
            <text:p>26.0233468</text:p>
          </table:table-cell>
          <table:table-cell table:style-name="ce1" table:formula="of:=([.J13]*0.82-[.$M$1])*0.94-[.$C13]" office:value-type="float" office:value="7.26171252400002" calcext:value-type="float">
            <text:p>7.26171252400002</text:p>
          </table:table-cell>
          <table:table-cell table:number-columns-repeated="5"/>
          <table:table-cell table:formula="of:=[.P13]-[.R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14]-[.R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00x180</text:p>
          </table:table-cell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5]*(100-[.D15])/100" office:value-type="float" office:value="723.6" calcext:value-type="float">
            <text:p>723.6</text:p>
          </table:table-cell>
          <table:table-cell table:formula="of:=[.G15]*(100-[.E15])/100" office:value-type="float" office:value="578.88" calcext:value-type="float">
            <text:p>578.88</text:p>
          </table:table-cell>
          <table:table-cell office:value-type="float" office:value="5" calcext:value-type="float">
            <text:p>5</text:p>
          </table:table-cell>
          <table:table-cell table:style-name="ce8" table:formula="of:=[.H15]*(100-[.I15])/100" office:value-type="float" office:value="549.936" calcext:value-type="float">
            <text:p>549.936</text:p>
          </table:table-cell>
          <table:table-cell table:formula="of:=([.B15]-[.H15])/[.B15]" office:value-type="percentage" office:value="0.464" calcext:value-type="percentage">
            <text:p>46%</text:p>
          </table:table-cell>
          <table:table-cell table:formula="of:=([.$B15]-[.J15])/[.$B15]" office:value-type="percentage" office:value="0.4908" calcext:value-type="percentage">
            <text:p>49%</text:p>
          </table:table-cell>
          <table:table-cell table:style-name="ce2" table:formula="of:=([.H15]*0.82-[.$M$1])*0.94-[.$C15]" office:value-type="float" office:value="59.2007040000001" calcext:value-type="float">
            <text:p>59.2007040000001</text:p>
          </table:table-cell>
          <table:table-cell table:formula="of:=([.J15]*0.82-[.$M$1])*0.94-[.$C15]" office:value-type="float" office:value="36.8906688000001" calcext:value-type="float">
            <text:p>36.890668800000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table:formula="of:=[.P15]-[.R15]" office:value-type="float" office:value="-27" calcext:value-type="float">
            <text:p>-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(100-[.D16])/100" office:value-type="float" office:value="756" calcext:value-type="float">
            <text:p>756</text:p>
          </table:table-cell>
          <table:table-cell table:style-name="ce22" table:formula="of:=[.G16]*(100-[.E16])/100" office:value-type="float" office:value="665.28" calcext:value-type="float">
            <text:p>665.28</text:p>
          </table:table-cell>
          <table:table-cell office:value-type="float" office:value="7" calcext:value-type="float">
            <text:p>7</text:p>
          </table:table-cell>
          <table:table-cell table:formula="of:=[.H16]*(100-[.I16])/100" office:value-type="float" office:value="618.7104" calcext:value-type="float">
            <text:p>618.7104</text:p>
          </table:table-cell>
          <table:table-cell table:formula="of:=([.B16]-[.H16])/[.B16]" office:value-type="percentage" office:value="0.384" calcext:value-type="percentage">
            <text:p>38%</text:p>
          </table:table-cell>
          <table:table-cell table:formula="of:=([.$B16]-[.J16])/[.$B16]" office:value-type="percentage" office:value="0.42712" calcext:value-type="percentage">
            <text:p>43%</text:p>
          </table:table-cell>
          <table:table-cell table:style-name="ce2" table:formula="of:=([.H16]*0.82-[.$M$1])*0.94-[.$C16]" office:value-type="float" office:value="125.797824" calcext:value-type="float">
            <text:p>125.797824</text:p>
          </table:table-cell>
          <table:table-cell table:formula="of:=([.J16]*0.82-[.$M$1])*0.94-[.$C16]" office:value-type="float" office:value="89.9019763200001" calcext:value-type="float">
            <text:p>89.9019763200001</text:p>
          </table:table-cell>
          <table:table-cell table:number-columns-repeated="5"/>
          <table:table-cell table:formula="of:=[.P16]-[.R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340" calcext:value-type="float">
            <text:p>34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formula="of:=[.B17]*(100-[.D17])/100" office:value-type="float" office:value="734.4" calcext:value-type="float">
            <text:p>734.4</text:p>
          </table:table-cell>
          <table:table-cell table:formula="of:=[.G17]*(100-[.E17])/100" office:value-type="float" office:value="631.584" calcext:value-type="float">
            <text:p>631.584</text:p>
          </table:table-cell>
          <table:table-cell office:value-type="float" office:value="7" calcext:value-type="float">
            <text:p>7</text:p>
          </table:table-cell>
          <table:table-cell table:formula="of:=[.H17]*(100-[.I17])/100" office:value-type="float" office:value="587.37312" calcext:value-type="float">
            <text:p>587.37312</text:p>
          </table:table-cell>
          <table:table-cell table:formula="of:=([.B17]-[.H17])/[.B17]" office:value-type="percentage" office:value="0.4152" calcext:value-type="percentage">
            <text:p>42%</text:p>
          </table:table-cell>
          <table:table-cell table:formula="of:=([.$B17]-[.J17])/[.$B17]" office:value-type="percentage" office:value="0.456136" calcext:value-type="percentage">
            <text:p>46%</text:p>
          </table:table-cell>
          <table:table-cell table:style-name="ce2" table:formula="of:=([.H17]*0.82-[.$M$1])*0.94-[.$C17]" office:value-type="float" office:value="99.8249472000001" calcext:value-type="float">
            <text:p>99.8249472000001</text:p>
          </table:table-cell>
          <table:table-cell table:formula="of:=([.J17]*0.82-[.$M$1])*0.94-[.$C17]" office:value-type="float" office:value="65.7472008960001" calcext:value-type="float">
            <text:p>65.7472008960001</text:p>
          </table:table-cell>
          <table:table-cell table:number-columns-repeated="5"/>
          <table:table-cell table:formula="of:=[.P17]-[.R1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table:formula="of:=[.B18]*(100-[.D18])/100" office:value-type="float" office:value="648" calcext:value-type="float">
            <text:p>648</text:p>
          </table:table-cell>
          <table:table-cell table:style-name="ce6" table:formula="of:=[.G18]*(100-[.E18])/100" office:value-type="float" office:value="557.28" calcext:value-type="float">
            <text:p>557.28</text:p>
          </table:table-cell>
          <table:table-cell office:value-type="float" office:value="7" calcext:value-type="float">
            <text:p>7</text:p>
          </table:table-cell>
          <table:table-cell table:formula="of:=[.H18]*(100-[.I18])/100" office:value-type="float" office:value="518.2704" calcext:value-type="float">
            <text:p>518.2704</text:p>
          </table:table-cell>
          <table:table-cell table:style-name="ce11" table:formula="of:=([.B18]-[.H18])/[.B18]" office:value-type="percentage" office:value="0.484" calcext:value-type="percentage">
            <text:p>48%</text:p>
          </table:table-cell>
          <table:table-cell table:style-name="ce11" table:formula="of:=([.$B18]-[.J18])/[.$B18]" office:value-type="percentage" office:value="0.52012" calcext:value-type="percentage">
            <text:p>52%</text:p>
          </table:table-cell>
          <table:table-cell table:style-name="ce13" table:formula="of:=([.H18]*0.82-[.$M$1])*0.94-[.$C18]" office:value-type="float" office:value="42.5514240000001" calcext:value-type="float">
            <text:p>42.5514240000001</text:p>
          </table:table-cell>
          <table:table-cell table:style-name="ce1" table:formula="of:=([.J18]*0.82-[.$M$1])*0.94-[.$C18]" office:value-type="float" office:value="12.4828243200001" calcext:value-type="float">
            <text:p>12.4828243200001</text:p>
          </table:table-cell>
          <table:table-cell table:number-columns-repeated="5"/>
          <table:table-cell table:formula="of:=[.P18]-[.R1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"/>
          <table:table-cell table:number-columns-repeated="6"/>
          <table:table-cell table:formula="of:=[.P19]-[.R1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0x210</text:p>
          </table:table-cell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]*(100-[.D20])/100" office:value-type="float" office:value="1270.2" calcext:value-type="float">
            <text:p>1270.2</text:p>
          </table:table-cell>
          <table:table-cell table:formula="of:=[.G20]*(100-[.E20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H20]*(100-[.I20])/100" office:value-type="float" office:value="1122.2217" calcext:value-type="float">
            <text:p>1122.2217</text:p>
          </table:table-cell>
          <table:table-cell table:formula="of:=([.B20]-[.H20])/[.B20]" office:value-type="percentage" office:value="0.3065" calcext:value-type="percentage">
            <text:p>31%</text:p>
          </table:table-cell>
          <table:table-cell table:formula="of:=([.$B20]-[.J20])/[.$B20]" office:value-type="percentage" office:value="0.355045" calcext:value-type="percentage">
            <text:p>36%</text:p>
          </table:table-cell>
          <table:table-cell table:style-name="ce2" table:formula="of:=([.H20]*0.82-[.$M$1])*0.94-[.$C20]" office:value-type="float" office:value="303.116652" calcext:value-type="float">
            <text:p>303.116652</text:p>
          </table:table-cell>
          <table:table-cell table:formula="of:=([.J20]*0.82-[.$M$1])*0.94-[.$C20]" office:value-type="float" office:value="238.00848636" calcext:value-type="float">
            <text:p>238.00848636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formula="of:=[.P20]-[.R20]"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1]*(100-[.D21])/100" office:value-type="float" office:value="1218" calcext:value-type="float">
            <text:p>1218</text:p>
          </table:table-cell>
          <table:table-cell table:style-name="ce22" table:formula="of:=[.G21]*(100-[.E21])/100" office:value-type="float" office:value="1096.2" calcext:value-type="float">
            <text:p>1096.2</text:p>
          </table:table-cell>
          <table:table-cell office:value-type="float" office:value="7" calcext:value-type="float">
            <text:p>7</text:p>
          </table:table-cell>
          <table:table-cell table:formula="of:=[.H21]*(100-[.I21])/100" office:value-type="float" office:value="1019.466" calcext:value-type="float">
            <text:p>1019.466</text:p>
          </table:table-cell>
          <table:table-cell table:formula="of:=([.B21]-[.H21])/[.B21]" office:value-type="percentage" office:value="0.37" calcext:value-type="percentage">
            <text:p>37%</text:p>
          </table:table-cell>
          <table:table-cell table:formula="of:=([.$B21]-[.J21])/[.$B21]" office:value-type="percentage" office:value="0.4141" calcext:value-type="percentage">
            <text:p>41%</text:p>
          </table:table-cell>
          <table:table-cell table:style-name="ce2" table:formula="of:=([.H21]*0.82-[.$M$1])*0.94-[.$C21]" office:value-type="float" office:value="217.95096" calcext:value-type="float">
            <text:p>217.95096</text:p>
          </table:table-cell>
          <table:table-cell table:formula="of:=([.J21]*0.82-[.$M$1])*0.94-[.$C21]" office:value-type="float" office:value="158.8043928" calcext:value-type="float">
            <text:p>158.8043928</text:p>
          </table:table-cell>
          <table:table-cell table:number-columns-repeated="5"/>
          <table:table-cell table:formula="of:=[.P21]-[.R2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2]*(100-[.D22])/100" office:value-type="float" office:value="1339.8" calcext:value-type="float">
            <text:p>1339.8</text:p>
          </table:table-cell>
          <table:table-cell table:style-name="ce8" table:formula="of:=[.G22]*(100-[.E22])/100" office:value-type="float" office:value="1098.636" calcext:value-type="float">
            <text:p>1098.636</text:p>
          </table:table-cell>
          <table:table-cell office:value-type="float" office:value="10" calcext:value-type="float">
            <text:p>10</text:p>
          </table:table-cell>
          <table:table-cell table:formula="of:=[.H22]*(100-[.I22])/100" office:value-type="float" office:value="988.7724" calcext:value-type="float">
            <text:p>988.7724</text:p>
          </table:table-cell>
          <table:table-cell table:formula="of:=([.B22]-[.H22])/[.B22]" office:value-type="percentage" office:value="0.3686" calcext:value-type="percentage">
            <text:p>37%</text:p>
          </table:table-cell>
          <table:table-cell table:formula="of:=([.$B22]-[.J22])/[.$B22]" office:value-type="percentage" office:value="0.43174" calcext:value-type="percentage">
            <text:p>43%</text:p>
          </table:table-cell>
          <table:table-cell table:style-name="ce2" table:formula="of:=([.H22]*0.82-[.$M$1])*0.94-[.$C22]" office:value-type="float" office:value="219.8286288" calcext:value-type="float">
            <text:p>219.8286288</text:p>
          </table:table-cell>
          <table:table-cell table:formula="of:=([.J22]*0.82-[.$M$1])*0.94-[.$C22]" office:value-type="float" office:value="135.14576592" calcext:value-type="float">
            <text:p>135.14576592</text:p>
          </table:table-cell>
          <table:table-cell table:number-columns-repeated="5"/>
          <table:table-cell table:formula="of:=[.P22]-[.R2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580" calcext:value-type="float">
            <text:p>58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(100-[.D23])/100" office:value-type="float" office:value="1270.2" calcext:value-type="float">
            <text:p>1270.2</text:p>
          </table:table-cell>
          <table:table-cell table:formula="of:=[.G23]*(100-[.E23])/100" office:value-type="float" office:value="1206.69" calcext:value-type="float">
            <text:p>1206.69</text:p>
          </table:table-cell>
          <table:table-cell office:value-type="float" office:value="7" calcext:value-type="float">
            <text:p>7</text:p>
          </table:table-cell>
          <table:table-cell table:formula="of:=[.H23]*(100-[.I23])/100" office:value-type="float" office:value="1122.2217" calcext:value-type="float">
            <text:p>1122.2217</text:p>
          </table:table-cell>
          <table:table-cell table:formula="of:=([.B23]-[.H23])/[.B23]" office:value-type="percentage" office:value="0.3065" calcext:value-type="percentage">
            <text:p>31%</text:p>
          </table:table-cell>
          <table:table-cell table:formula="of:=([.$B23]-[.J23])/[.$B23]" office:value-type="percentage" office:value="0.355045" calcext:value-type="percentage">
            <text:p>36%</text:p>
          </table:table-cell>
          <table:table-cell table:style-name="ce2" table:formula="of:=([.H23]*0.82-[.$M$1])*0.94-[.$C23]" office:value-type="float" office:value="303.116652" calcext:value-type="float">
            <text:p>303.116652</text:p>
          </table:table-cell>
          <table:table-cell table:formula="of:=([.J23]*0.82-[.$M$1])*0.94-[.$C23]" office:value-type="float" office:value="238.00848636" calcext:value-type="float">
            <text:p>238.00848636</text:p>
          </table:table-cell>
          <table:table-cell table:number-columns-repeated="5"/>
          <table:table-cell table:formula="of:=[.P23]-[.R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float" office:value="1740" calcext:value-type="float">
            <text:p>174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table:formula="of:=[.B24]*(100-[.D24])/100" office:value-type="float" office:value="1131" calcext:value-type="float">
            <text:p>1131</text:p>
          </table:table-cell>
          <table:table-cell table:style-name="ce5" table:formula="of:=[.G24]*(100-[.E24])/100" office:value-type="float" office:value="904.8" calcext:value-type="float">
            <text:p>904.8</text:p>
          </table:table-cell>
          <table:table-cell table:style-name="ce6" office:value-type="float" office:value="7" calcext:value-type="float">
            <text:p>7</text:p>
          </table:table-cell>
          <table:table-cell table:formula="of:=[.H24]*(100-[.I24])/100" office:value-type="float" office:value="841.464" calcext:value-type="float">
            <text:p>841.464</text:p>
          </table:table-cell>
          <table:table-cell table:style-name="ce11" table:formula="of:=([.B24]-[.H24])/[.B24]" office:value-type="percentage" office:value="0.48" calcext:value-type="percentage">
            <text:p>48%</text:p>
          </table:table-cell>
          <table:table-cell table:style-name="ce11" table:formula="of:=([.$B24]-[.J24])/[.$B24]" office:value-type="percentage" office:value="0.5164" calcext:value-type="percentage">
            <text:p>52%</text:p>
          </table:table-cell>
          <table:table-cell table:style-name="ce13" table:formula="of:=([.H24]*0.82-[.$M$1])*0.94-[.$C24]" office:value-type="float" office:value="70.41984" calcext:value-type="float">
            <text:p>70.41984</text:p>
          </table:table-cell>
          <table:table-cell table:style-name="ce1" table:formula="of:=([.J24]*0.82-[.$M$1])*0.94-[.$C24]" office:value-type="float" office:value="21.6004512000001" calcext:value-type="float">
            <text:p>21.6004512000001</text:p>
          </table:table-cell>
          <table:table-cell table:style-name="ce1" table:number-columns-repeated="5"/>
          <table:table-cell table:formula="of:=[.P24]-[.R24]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25]-[.R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0x210</text:p>
          </table:table-cell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[.B26]*(100-[.D26])/100" office:value-type="float" office:value="1536.75" calcext:value-type="float">
            <text:p>1536.75</text:p>
          </table:table-cell>
          <table:table-cell table:style-name="ce1" table:formula="of:=[.G26]*(100-[.E26])/100" office:value-type="float" office:value="1306.2375" calcext:value-type="float">
            <text:p>1306.2375</text:p>
          </table:table-cell>
          <table:table-cell office:value-type="float" office:value="10" calcext:value-type="float">
            <text:p>10</text:p>
          </table:table-cell>
          <table:table-cell table:style-name="ce8" table:formula="of:=[.H26]*(100-[.I26])/100" office:value-type="float" office:value="1175.61375" calcext:value-type="float">
            <text:p>1175.61375</text:p>
          </table:table-cell>
          <table:table-cell table:style-name="ce11" table:formula="of:=([.B26]-[.H26])/[.B26]" office:value-type="percentage" office:value="0.3625" calcext:value-type="percentage">
            <text:p>36%</text:p>
          </table:table-cell>
          <table:table-cell table:style-name="ce11" table:formula="of:=([.$B26]-[.J26])/[.$B26]" office:value-type="percentage" office:value="0.42625" calcext:value-type="percentage">
            <text:p>43%</text:p>
          </table:table-cell>
          <table:table-cell table:style-name="ce13" table:formula="of:=([.H26]*0.82-[.$M$1])*0.94-[.$C26]" office:value-type="float" office:value="289.847865" calcext:value-type="float">
            <text:p>289.847865</text:p>
          </table:table-cell>
          <table:table-cell table:style-name="ce1" table:formula="of:=([.J26]*0.82-[.$M$1])*0.94-[.$C26]" office:value-type="float" office:value="189.1630785" calcext:value-type="float">
            <text:p>189.1630785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office:value-type="float" office:value="1253" calcext:value-type="float">
            <text:p>1253</text:p>
          </table:table-cell>
          <table:table-cell/>
          <table:table-cell table:formula="of:=[.P26]-[.R26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[.B27]*(100-[.D27])/100" office:value-type="float" office:value="1536.75" calcext:value-type="float">
            <text:p>1536.75</text:p>
          </table:table-cell>
          <table:table-cell table:style-name="ce5" table:formula="of:=[.G27]*(100-[.E27])/100" office:value-type="float" office:value="1106.46" calcext:value-type="float">
            <text:p>1106.46</text:p>
          </table:table-cell>
          <table:table-cell office:value-type="float" office:value="10" calcext:value-type="float">
            <text:p>10</text:p>
          </table:table-cell>
          <table:table-cell table:formula="of:=[.H27]*(100-[.I27])/100" office:value-type="float" office:value="995.814" calcext:value-type="float">
            <text:p>995.814</text:p>
          </table:table-cell>
          <table:table-cell table:style-name="ce11" table:formula="of:=([.B27]-[.H27])/[.B27]" office:value-type="percentage" office:value="0.46" calcext:value-type="percentage">
            <text:p>46%</text:p>
          </table:table-cell>
          <table:table-cell table:style-name="ce11" table:formula="of:=([.$B27]-[.J27])/[.$B27]" office:value-type="percentage" office:value="0.514" calcext:value-type="percentage">
            <text:p>51%</text:p>
          </table:table-cell>
          <table:table-cell table:style-name="ce13" table:formula="of:=([.H27]*0.82-[.$M$1])*0.94-[.$C27]" office:value-type="float" office:value="135.859368" calcext:value-type="float">
            <text:p>135.859368</text:p>
          </table:table-cell>
          <table:table-cell table:style-name="ce1" table:formula="of:=([.J27]*0.82-[.$M$1])*0.94-[.$C27]" office:value-type="float" office:value="50.5734312000002" calcext:value-type="float">
            <text:p>50.5734312000002</text:p>
          </table:table-cell>
          <table:table-cell table:number-columns-repeated="5"/>
          <table:table-cell table:formula="of:=[.P27]-[.R2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28]*(100-[.D28])/100" office:value-type="float" office:value="1577.73" calcext:value-type="float">
            <text:p>1577.73</text:p>
          </table:table-cell>
          <table:table-cell table:style-name="ce5" table:formula="of:=[.G28]*(100-[.E28])/100" office:value-type="float" office:value="1388.4024" calcext:value-type="float">
            <text:p>1388.4024</text:p>
          </table:table-cell>
          <table:table-cell office:value-type="float" office:value="10" calcext:value-type="float">
            <text:p>10</text:p>
          </table:table-cell>
          <table:table-cell table:formula="of:=[.H28]*(100-[.I28])/100" office:value-type="float" office:value="1249.56216" calcext:value-type="float">
            <text:p>1249.56216</text:p>
          </table:table-cell>
          <table:table-cell table:style-name="ce11" table:formula="of:=([.B28]-[.H28])/[.B28]" office:value-type="percentage" office:value="0.3224" calcext:value-type="percentage">
            <text:p>32%</text:p>
          </table:table-cell>
          <table:table-cell table:style-name="ce11" table:formula="of:=([.$B28]-[.J28])/[.$B28]" office:value-type="percentage" office:value="0.39016" calcext:value-type="percentage">
            <text:p>39%</text:p>
          </table:table-cell>
          <table:table-cell table:style-name="ce13" table:formula="of:=([.H28]*0.82-[.$M$1])*0.94-[.$C28]" office:value-type="float" office:value="353.18056992" calcext:value-type="float">
            <text:p>353.18056992</text:p>
          </table:table-cell>
          <table:table-cell table:style-name="ce1" table:formula="of:=([.J28]*0.82-[.$M$1])*0.94-[.$C28]" office:value-type="float" office:value="246.162512928" calcext:value-type="float">
            <text:p>246.162512928</text:p>
          </table:table-cell>
          <table:table-cell table:number-columns-repeated="5"/>
          <table:table-cell table:formula="of:=[.P28]-[.R2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29]*(100-[.D29])/100" office:value-type="float" office:value="1495.77" calcext:value-type="float">
            <text:p>1495.77</text:p>
          </table:table-cell>
          <table:table-cell table:style-name="ce1" table:formula="of:=[.G29]*(100-[.E29])/100" office:value-type="float" office:value="1420.9815" calcext:value-type="float">
            <text:p>1420.9815</text:p>
          </table:table-cell>
          <table:table-cell office:value-type="float" office:value="7" calcext:value-type="float">
            <text:p>7</text:p>
          </table:table-cell>
          <table:table-cell table:formula="of:=[.H29]*(100-[.I29])/100" office:value-type="float" office:value="1321.512795" calcext:value-type="float">
            <text:p>1321.512795</text:p>
          </table:table-cell>
          <table:table-cell table:style-name="ce11" table:formula="of:=([.B29]-[.H29])/[.B29]" office:value-type="percentage" office:value="0.3065" calcext:value-type="percentage">
            <text:p>31%</text:p>
          </table:table-cell>
          <table:table-cell table:style-name="ce11" table:formula="of:=([.$B29]-[.J29])/[.$B29]" office:value-type="percentage" office:value="0.355045" calcext:value-type="percentage">
            <text:p>36%</text:p>
          </table:table-cell>
          <table:table-cell table:style-name="ce13" table:formula="of:=([.H29]*0.82-[.$M$1])*0.94-[.$C29]" office:value-type="float" office:value="378.2925402" calcext:value-type="float">
            <text:p>378.2925402</text:p>
          </table:table-cell>
          <table:table-cell table:style-name="ce1" table:formula="of:=([.J29]*0.82-[.$M$1])*0.94-[.$C29]" office:value-type="float" office:value="301.622062386" calcext:value-type="float">
            <text:p>301.622062386</text:p>
          </table:table-cell>
          <table:table-cell table:number-columns-repeated="5"/>
          <table:table-cell table:formula="of:=[.P29]-[.R2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0]*(100-[.D30])/100" office:value-type="float" office:value="1495.77" calcext:value-type="float">
            <text:p>1495.77</text:p>
          </table:table-cell>
          <table:table-cell table:style-name="ce1" table:formula="of:=[.G30]*(100-[.E30])/100" office:value-type="float" office:value="1420.9815" calcext:value-type="float">
            <text:p>1420.9815</text:p>
          </table:table-cell>
          <table:table-cell table:style-name="ce6" office:value-type="float" office:value="7" calcext:value-type="float">
            <text:p>7</text:p>
          </table:table-cell>
          <table:table-cell table:formula="of:=[.H30]*(100-[.I30])/100" office:value-type="float" office:value="1321.512795" calcext:value-type="float">
            <text:p>1321.512795</text:p>
          </table:table-cell>
          <table:table-cell table:style-name="ce11" table:formula="of:=([.B30]-[.H30])/[.B30]" office:value-type="percentage" office:value="0.3065" calcext:value-type="percentage">
            <text:p>31%</text:p>
          </table:table-cell>
          <table:table-cell table:style-name="ce11" table:formula="of:=([.$B30]-[.J30])/[.$B30]" office:value-type="percentage" office:value="0.355045" calcext:value-type="percentage">
            <text:p>36%</text:p>
          </table:table-cell>
          <table:table-cell table:style-name="ce13" table:formula="of:=([.H30]*0.82-[.$M$1])*0.94-[.$C30]" office:value-type="float" office:value="378.2925402" calcext:value-type="float">
            <text:p>378.2925402</text:p>
          </table:table-cell>
          <table:table-cell table:style-name="ce1" table:formula="of:=([.J30]*0.82-[.$M$1])*0.94-[.$C30]" office:value-type="float" office:value="301.622062386" calcext:value-type="float">
            <text:p>301.622062386</text:p>
          </table:table-cell>
          <table:table-cell table:number-columns-repeated="5"/>
          <table:table-cell table:formula="of:=[.P30]-[.R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670" calcext:value-type="float">
            <text:p>67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[.B31]*(100-[.D31])/100" office:value-type="float" office:value="1290.87" calcext:value-type="float">
            <text:p>1290.87</text:p>
          </table:table-cell>
          <table:table-cell table:style-name="ce5" table:formula="of:=[.G31]*(100-[.E31])/100" office:value-type="float" office:value="1032.696" calcext:value-type="float">
            <text:p>1032.696</text:p>
          </table:table-cell>
          <table:table-cell table:style-name="ce5" office:value-type="float" office:value="7" calcext:value-type="float">
            <text:p>7</text:p>
          </table:table-cell>
          <table:table-cell table:formula="of:=[.H31]*(100-[.I31])/100" office:value-type="float" office:value="960.40728" calcext:value-type="float">
            <text:p>960.40728</text:p>
          </table:table-cell>
          <table:table-cell table:style-name="ce11" table:formula="of:=([.B31]-[.H31])/[.B31]" office:value-type="percentage" office:value="0.496" calcext:value-type="percentage">
            <text:p>50%</text:p>
          </table:table-cell>
          <table:table-cell table:style-name="ce11" table:formula="of:=([.$B31]-[.J31])/[.$B31]" office:value-type="percentage" office:value="0.53128" calcext:value-type="percentage">
            <text:p>53%</text:p>
          </table:table-cell>
          <table:table-cell table:style-name="ce13" table:formula="of:=([.H31]*0.82-[.$M$1])*0.94-[.$C31]" office:value-type="float" office:value="79.0020767999999" calcext:value-type="float">
            <text:p>79.0020767999999</text:p>
          </table:table-cell>
          <table:table-cell table:style-name="ce1" table:formula="of:=([.J31]*0.82-[.$M$1])*0.94-[.$C31]" office:value-type="float" office:value="23.281931424" calcext:value-type="float">
            <text:p>23.281931424</text:p>
          </table:table-cell>
          <table:table-cell table:number-columns-repeated="5"/>
          <table:table-cell table:formula="of:=[.P31]-[.R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32]-[.R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разные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3]*(100-[.D33])/100" office:value-type="float" office:value="864.32" calcext:value-type="float">
            <text:p>864.32</text:p>
          </table:table-cell>
          <table:table-cell table:style-name="ce1" table:formula="of:=[.G33]*(100-[.E33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3]*(100-[.I33])/100" office:value-type="float" office:value="763.62672" calcext:value-type="float">
            <text:p>763.62672</text:p>
          </table:table-cell>
          <table:table-cell table:style-name="ce11" table:formula="of:=([.B33]-[.H33])/[.B33]" office:value-type="percentage" office:value="0.3065" calcext:value-type="percentage">
            <text:p>31%</text:p>
          </table:table-cell>
          <table:table-cell table:style-name="ce11" table:formula="of:=([.$B33]-[.J33])/[.$B33]" office:value-type="percentage" office:value="0.355045" calcext:value-type="percentage">
            <text:p>36%</text:p>
          </table:table-cell>
          <table:table-cell table:style-name="ce13" table:formula="of:=([.H33]*0.82-[.$M$1])*0.94-[.$C33]" office:value-type="float" office:value="260.9069632" calcext:value-type="float">
            <text:p>260.9069632</text:p>
          </table:table-cell>
          <table:table-cell table:style-name="ce1" table:formula="of:=([.J33]*0.82-[.$M$1])*0.94-[.$C33]" office:value-type="float" office:value="216.603475776" calcext:value-type="float">
            <text:p>216.603475776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table:formula="of:=[.P33]-[.R33]" office:value-type="float" office:value="-5" calcext:value-type="float">
            <text:p>-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34]*(100-[.D34])/100" office:value-type="float" office:value="828.8" calcext:value-type="float">
            <text:p>828.8</text:p>
          </table:table-cell>
          <table:table-cell table:style-name="ce6" table:formula="of:=[.G34]*(100-[.E34])/100" office:value-type="float" office:value="745.92" calcext:value-type="float">
            <text:p>745.92</text:p>
          </table:table-cell>
          <table:table-cell office:value-type="float" office:value="7" calcext:value-type="float">
            <text:p>7</text:p>
          </table:table-cell>
          <table:table-cell table:formula="of:=[.H34]*(100-[.I34])/100" office:value-type="float" office:value="693.7056" calcext:value-type="float">
            <text:p>693.7056</text:p>
          </table:table-cell>
          <table:table-cell table:style-name="ce11" table:formula="of:=([.B34]-[.H34])/[.B34]" office:value-type="percentage" office:value="0.37" calcext:value-type="percentage">
            <text:p>37%</text:p>
          </table:table-cell>
          <table:table-cell table:style-name="ce11" table:formula="of:=([.$B34]-[.J34])/[.$B34]" office:value-type="percentage" office:value="0.4141" calcext:value-type="percentage">
            <text:p>41%</text:p>
          </table:table-cell>
          <table:table-cell table:style-name="ce13" table:formula="of:=([.H34]*0.82-[.$M$1])*0.94-[.$C34]" office:value-type="float" office:value="202.955136" calcext:value-type="float">
            <text:p>202.955136</text:p>
          </table:table-cell>
          <table:table-cell table:style-name="ce1" table:formula="of:=([.J34]*0.82-[.$M$1])*0.94-[.$C34]" office:value-type="float" office:value="162.70827648" calcext:value-type="float">
            <text:p>162.70827648</text:p>
          </table:table-cell>
          <table:table-cell table:number-columns-repeated="5"/>
          <table:table-cell table:formula="of:=[.P34]-[.R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" table:formula="of:=[.B35]*(100-[.D35])/100" office:value-type="float" office:value="781.44" calcext:value-type="float">
            <text:p>781.44</text:p>
          </table:table-cell>
          <table:table-cell table:style-name="ce5" table:formula="of:=[.G35]*(100-[.E35])/100" office:value-type="float" office:value="640.7808" calcext:value-type="float">
            <text:p>640.7808</text:p>
          </table:table-cell>
          <table:table-cell office:value-type="float" office:value="12" calcext:value-type="float">
            <text:p>12</text:p>
          </table:table-cell>
          <table:table-cell table:formula="of:=[.H35]*(100-[.I35])/100" office:value-type="float" office:value="563.887104" calcext:value-type="float">
            <text:p>563.887104</text:p>
          </table:table-cell>
          <table:table-cell table:style-name="ce11" table:formula="of:=([.B35]-[.H35])/[.B35]" office:value-type="percentage" office:value="0.4588" calcext:value-type="percentage">
            <text:p>46%</text:p>
          </table:table-cell>
          <table:table-cell table:style-name="ce11" table:formula="of:=([.$B35]-[.J35])/[.$B35]" office:value-type="percentage" office:value="0.523744" calcext:value-type="percentage">
            <text:p>52%</text:p>
          </table:table-cell>
          <table:table-cell table:style-name="ce13" table:formula="of:=([.H35]*0.82-[.$M$1])*0.94-[.$C35]" office:value-type="float" office:value="121.91384064" calcext:value-type="float">
            <text:p>121.91384064</text:p>
          </table:table-cell>
          <table:table-cell table:style-name="ce1" table:formula="of:=([.J35]*0.82-[.$M$1])*0.94-[.$C35]" office:value-type="float" office:value="62.6441797632" calcext:value-type="float">
            <text:p>62.6441797632</text:p>
          </table:table-cell>
          <table:table-cell table:number-columns-repeated="5"/>
          <table:table-cell table:formula="of:=[.P35]-[.R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6]*(100-[.D36])/100" office:value-type="float" office:value="864.32" calcext:value-type="float">
            <text:p>864.32</text:p>
          </table:table-cell>
          <table:table-cell table:style-name="ce1" table:formula="of:=[.G36]*(100-[.E36])/100" office:value-type="float" office:value="821.104" calcext:value-type="float">
            <text:p>821.104</text:p>
          </table:table-cell>
          <table:table-cell office:value-type="float" office:value="7" calcext:value-type="float">
            <text:p>7</text:p>
          </table:table-cell>
          <table:table-cell table:formula="of:=[.H36]*(100-[.I36])/100" office:value-type="float" office:value="763.62672" calcext:value-type="float">
            <text:p>763.62672</text:p>
          </table:table-cell>
          <table:table-cell table:style-name="ce11" table:formula="of:=([.B36]-[.H36])/[.B36]" office:value-type="percentage" office:value="0.3065" calcext:value-type="percentage">
            <text:p>31%</text:p>
          </table:table-cell>
          <table:table-cell table:style-name="ce11" table:formula="of:=([.$B36]-[.J36])/[.$B36]" office:value-type="percentage" office:value="0.355045" calcext:value-type="percentage">
            <text:p>36%</text:p>
          </table:table-cell>
          <table:table-cell table:style-name="ce13" table:formula="of:=([.H36]*0.82-[.$M$1])*0.94-[.$C36]" office:value-type="float" office:value="260.9069632" calcext:value-type="float">
            <text:p>260.9069632</text:p>
          </table:table-cell>
          <table:table-cell table:style-name="ce1" table:formula="of:=([.J36]*0.82-[.$M$1])*0.94-[.$C36]" office:value-type="float" office:value="216.603475776" calcext:value-type="float">
            <text:p>216.603475776</text:p>
          </table:table-cell>
          <table:table-cell table:number-columns-repeated="5"/>
          <table:table-cell table:formula="of:=[.P36]-[.R3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37]*(100-[.D37])/100" office:value-type="float" office:value="864.32" calcext:value-type="float">
            <text:p>864.32</text:p>
          </table:table-cell>
          <table:table-cell table:style-name="ce1" table:formula="of:=[.G37]*(100-[.E37])/100" office:value-type="float" office:value="821.104" calcext:value-type="float">
            <text:p>821.104</text:p>
          </table:table-cell>
          <table:table-cell table:style-name="ce6" office:value-type="float" office:value="7" calcext:value-type="float">
            <text:p>7</text:p>
          </table:table-cell>
          <table:table-cell table:formula="of:=[.H37]*(100-[.I37])/100" office:value-type="float" office:value="763.62672" calcext:value-type="float">
            <text:p>763.62672</text:p>
          </table:table-cell>
          <table:table-cell table:style-name="ce11" table:formula="of:=([.B37]-[.H37])/[.B37]" office:value-type="percentage" office:value="0.3065" calcext:value-type="percentage">
            <text:p>31%</text:p>
          </table:table-cell>
          <table:table-cell table:style-name="ce11" table:formula="of:=([.$B37]-[.J37])/[.$B37]" office:value-type="percentage" office:value="0.355045" calcext:value-type="percentage">
            <text:p>36%</text:p>
          </table:table-cell>
          <table:table-cell table:style-name="ce13" table:formula="of:=([.H37]*0.82-[.$M$1])*0.94-[.$C37]" office:value-type="float" office:value="260.9069632" calcext:value-type="float">
            <text:p>260.9069632</text:p>
          </table:table-cell>
          <table:table-cell table:style-name="ce1" table:formula="of:=([.J37]*0.82-[.$M$1])*0.94-[.$C37]" office:value-type="float" office:value="216.603475776" calcext:value-type="float">
            <text:p>216.603475776</text:p>
          </table:table-cell>
          <table:table-cell table:number-columns-repeated="5"/>
          <table:table-cell table:formula="of:=[.P37]-[.R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B38]*(100-[.D38])/100" office:value-type="float" office:value="639.36" calcext:value-type="float">
            <text:p>639.36</text:p>
          </table:table-cell>
          <table:table-cell table:style-name="ce6" table:formula="of:=[.G38]*(100-[.E38])/100" office:value-type="float" office:value="537.0624" calcext:value-type="float">
            <text:p>537.0624</text:p>
          </table:table-cell>
          <table:table-cell table:style-name="ce5" office:value-type="float" office:value="7" calcext:value-type="float">
            <text:p>7</text:p>
          </table:table-cell>
          <table:table-cell table:formula="of:=[.H38]*(100-[.I38])/100" office:value-type="float" office:value="499.468032" calcext:value-type="float">
            <text:p>499.468032</text:p>
          </table:table-cell>
          <table:table-cell table:style-name="ce11" table:formula="of:=([.B38]-[.H38])/[.B38]" office:value-type="percentage" office:value="0.5464" calcext:value-type="percentage">
            <text:p>55%</text:p>
          </table:table-cell>
          <table:table-cell table:style-name="ce11" table:formula="of:=([.$B38]-[.J38])/[.$B38]" office:value-type="percentage" office:value="0.578152" calcext:value-type="percentage">
            <text:p>58%</text:p>
          </table:table-cell>
          <table:table-cell table:style-name="ce13" table:formula="of:=([.H38]*0.82-[.$M$1])*0.94-[.$C38]" office:value-type="float" office:value="41.9676979200001" calcext:value-type="float">
            <text:p>41.9676979200001</text:p>
          </table:table-cell>
          <table:table-cell table:style-name="ce1" table:formula="of:=([.J38]*0.82-[.$M$1])*0.94-[.$C38]" office:value-type="float" office:value="12.9899590656" calcext:value-type="float">
            <text:p>12.9899590656</text:p>
          </table:table-cell>
          <table:table-cell table:number-columns-repeated="5"/>
          <table:table-cell table:formula="of:=[.P38]-[.R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5"/>
          <table:table-cell table:formula="of:=[.P39]-[.R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x 40x70</text:p>
          </table:table-cell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" table:formula="of:=[.B40]*(100-[.D40])/100" office:value-type="float" office:value="496.32" calcext:value-type="float">
            <text:p>496.32</text:p>
          </table:table-cell>
          <table:table-cell table:style-name="ce5" table:formula="of:=[.G40]*(100-[.E40])/100" office:value-type="float" office:value="397.056" calcext:value-type="float">
            <text:p>397.056</text:p>
          </table:table-cell>
          <table:table-cell office:value-type="float" office:value="0" calcext:value-type="float">
            <text:p>0</text:p>
          </table:table-cell>
          <table:table-cell table:style-name="ce8" table:formula="of:=[.H40]*(100-[.I40])/100" office:value-type="float" office:value="397.056" calcext:value-type="float">
            <text:p>397.056</text:p>
          </table:table-cell>
          <table:table-cell table:style-name="ce11" table:formula="of:=([.B40]-[.H40])/[.B40]" office:value-type="percentage" office:value="0.472" calcext:value-type="percentage">
            <text:p>47%</text:p>
          </table:table-cell>
          <table:table-cell table:style-name="ce11" table:formula="of:=([.$B40]-[.J40])/[.$B40]" office:value-type="percentage" office:value="0.472" calcext:value-type="percentage">
            <text:p>47%</text:p>
          </table:table-cell>
          <table:table-cell table:style-name="ce13" table:formula="of:=([.H40]*0.82-[.$M$1])*0.94-[.$C40]" office:value-type="float" office:value="89.0507648" calcext:value-type="float">
            <text:p>89.0507648</text:p>
          </table:table-cell>
          <table:table-cell table:style-name="ce1" table:formula="of:=([.J40]*0.82-[.$M$1])*0.94-[.$C40]" office:value-type="float" office:value="89.0507648" calcext:value-type="float">
            <text:p>89.0507648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table:formula="of:=[.P40]-[.R40]" office:value-type="float" office:value="-11" calcext:value-type="float">
            <text:p>-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41]*(100-[.D41])/100" office:value-type="float" office:value="526.4" calcext:value-type="float">
            <text:p>526.4</text:p>
          </table:table-cell>
          <table:table-cell table:style-name="ce6" table:formula="of:=[.G41]*(100-[.E41])/100" office:value-type="float" office:value="463.232" calcext:value-type="float">
            <text:p>463.232</text:p>
          </table:table-cell>
          <table:table-cell office:value-type="float" office:value="7" calcext:value-type="float">
            <text:p>7</text:p>
          </table:table-cell>
          <table:table-cell table:formula="of:=[.H41]*(100-[.I41])/100" office:value-type="float" office:value="430.80576" calcext:value-type="float">
            <text:p>430.80576</text:p>
          </table:table-cell>
          <table:table-cell table:style-name="ce11" table:formula="of:=([.B41]-[.H41])/[.B41]" office:value-type="percentage" office:value="0.384" calcext:value-type="percentage">
            <text:p>38%</text:p>
          </table:table-cell>
          <table:table-cell table:style-name="ce11" table:formula="of:=([.$B41]-[.J41])/[.$B41]" office:value-type="percentage" office:value="0.42712" calcext:value-type="percentage">
            <text:p>43%</text:p>
          </table:table-cell>
          <table:table-cell table:style-name="ce13" table:formula="of:=([.H41]*0.82-[.$M$1])*0.94-[.$C41]" office:value-type="float" office:value="140.0592256" calcext:value-type="float">
            <text:p>140.0592256</text:p>
          </table:table-cell>
          <table:table-cell table:style-name="ce1" table:formula="of:=([.J41]*0.82-[.$M$1])*0.94-[.$C41]" office:value-type="float" office:value="115.065079808" calcext:value-type="float">
            <text:p>115.06507980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42]*(100-[.D42])/100" office:value-type="float" office:value="526.4" calcext:value-type="float">
            <text:p>526.4</text:p>
          </table:table-cell>
          <table:table-cell table:style-name="ce6" table:formula="of:=[.G42]*(100-[.E42])/100" office:value-type="float" office:value="473.76" calcext:value-type="float">
            <text:p>473.76</text:p>
          </table:table-cell>
          <table:table-cell office:value-type="float" office:value="7" calcext:value-type="float">
            <text:p>7</text:p>
          </table:table-cell>
          <table:table-cell table:formula="of:=[.H42]*(100-[.I42])/100" office:value-type="float" office:value="440.5968" calcext:value-type="float">
            <text:p>440.5968</text:p>
          </table:table-cell>
          <table:table-cell table:style-name="ce11" table:formula="of:=([.B42]-[.H42])/[.B42]" office:value-type="percentage" office:value="0.37" calcext:value-type="percentage">
            <text:p>37%</text:p>
          </table:table-cell>
          <table:table-cell table:style-name="ce11" table:formula="of:=([.$B42]-[.J42])/[.$B42]" office:value-type="percentage" office:value="0.4141" calcext:value-type="percentage">
            <text:p>41%</text:p>
          </table:table-cell>
          <table:table-cell table:style-name="ce13" table:formula="of:=([.H42]*0.82-[.$M$1])*0.94-[.$C42]" office:value-type="float" office:value="148.174208" calcext:value-type="float">
            <text:p>148.174208</text:p>
          </table:table-cell>
          <table:table-cell table:style-name="ce1" table:formula="of:=([.J42]*0.82-[.$M$1])*0.94-[.$C42]" office:value-type="float" office:value="122.61201344" calcext:value-type="float">
            <text:p>122.6120134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1" table:formula="of:=[.B43]*(100-[.D43])/100" office:value-type="float" office:value="496.32" calcext:value-type="float">
            <text:p>496.32</text:p>
          </table:table-cell>
          <table:table-cell table:style-name="ce6" table:formula="of:=[.G43]*(100-[.E43])/100" office:value-type="float" office:value="406.9824" calcext:value-type="float">
            <text:p>406.9824</text:p>
          </table:table-cell>
          <table:table-cell office:value-type="float" office:value="0" calcext:value-type="float">
            <text:p>0</text:p>
          </table:table-cell>
          <table:table-cell table:style-name="ce8" table:formula="of:=[.H43]*(100-[.I43])/100" office:value-type="float" office:value="406.9824" calcext:value-type="float">
            <text:p>406.9824</text:p>
          </table:table-cell>
          <table:table-cell table:style-name="ce11" table:formula="of:=([.B43]-[.H43])/[.B43]" office:value-type="percentage" office:value="0.4588" calcext:value-type="percentage">
            <text:p>46%</text:p>
          </table:table-cell>
          <table:table-cell table:style-name="ce11" table:formula="of:=([.$B43]-[.J43])/[.$B43]" office:value-type="percentage" office:value="0.4588" calcext:value-type="percentage">
            <text:p>46%</text:p>
          </table:table-cell>
          <table:table-cell table:style-name="ce13" table:formula="of:=([.H43]*0.82-[.$M$1])*0.94-[.$C43]" office:value-type="float" office:value="96.70203392" calcext:value-type="float">
            <text:p>96.70203392</text:p>
          </table:table-cell>
          <table:table-cell table:style-name="ce1" table:formula="of:=([.J43]*0.82-[.$M$1])*0.94-[.$C43]" office:value-type="float" office:value="96.70203392" calcext:value-type="float">
            <text:p>96.702033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44]*(100-[.D44])/100" office:value-type="float" office:value="548.96" calcext:value-type="float">
            <text:p>548.96</text:p>
          </table:table-cell>
          <table:table-cell table:style-name="ce6" table:formula="of:=[.G44]*(100-[.E44])/100" office:value-type="float" office:value="521.512" calcext:value-type="float">
            <text:p>521.512</text:p>
          </table:table-cell>
          <table:table-cell table:style-name="ce6" office:value-type="float" office:value="7" calcext:value-type="float">
            <text:p>7</text:p>
          </table:table-cell>
          <table:table-cell table:formula="of:=[.H44]*(100-[.I44])/100" office:value-type="float" office:value="485.00616" calcext:value-type="float">
            <text:p>485.00616</text:p>
          </table:table-cell>
          <table:table-cell table:style-name="ce11" table:formula="of:=([.B44]-[.H44])/[.B44]" office:value-type="percentage" office:value="0.3065" calcext:value-type="percentage">
            <text:p>31%</text:p>
          </table:table-cell>
          <table:table-cell table:style-name="ce11" table:formula="of:=([.$B44]-[.J44])/[.$B44]" office:value-type="percentage" office:value="0.355045" calcext:value-type="percentage">
            <text:p>36%</text:p>
          </table:table-cell>
          <table:table-cell table:style-name="ce13" table:formula="of:=([.H44]*0.82-[.$M$1])*0.94-[.$C44]" office:value-type="float" office:value="184.9814496" calcext:value-type="float">
            <text:p>184.9814496</text:p>
          </table:table-cell>
          <table:table-cell table:style-name="ce1" table:formula="of:=([.J44]*0.82-[.$M$1])*0.94-[.$C44]" office:value-type="float" office:value="156.842748128" calcext:value-type="float">
            <text:p>156.842748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table:formula="of:=[.B45]*(100-[.D45])/100" office:value-type="float" office:value="376" calcext:value-type="float">
            <text:p>376</text:p>
          </table:table-cell>
          <table:table-cell table:style-name="ce24" table:formula="of:=[.G45]*(100-[.E45])/100" office:value-type="float" office:value="312.08" calcext:value-type="float">
            <text:p>312.08</text:p>
          </table:table-cell>
          <table:table-cell table:style-name="ce7" office:value-type="float" office:value="7" calcext:value-type="float">
            <text:p>7</text:p>
          </table:table-cell>
          <table:table-cell table:formula="of:=[.H45]*(100-[.I45])/100" office:value-type="float" office:value="290.2344" calcext:value-type="float">
            <text:p>290.2344</text:p>
          </table:table-cell>
          <table:table-cell table:style-name="ce12" table:formula="of:=([.B45]-[.H45])/[.B45]" office:value-type="percentage" office:value="0.585" calcext:value-type="percentage">
            <text:p>59%</text:p>
          </table:table-cell>
          <table:table-cell table:style-name="ce12" table:formula="of:=([.$B45]-[.J45])/[.$B45]" office:value-type="percentage" office:value="0.61405" calcext:value-type="percentage">
            <text:p>61%</text:p>
          </table:table-cell>
          <table:table-cell table:style-name="ce14" table:formula="of:=([.H45]*0.82-[.$M$1])*0.94-[.$C45]" office:value-type="float" office:value="23.551264" calcext:value-type="float">
            <text:p>23.551264</text:p>
          </table:table-cell>
          <table:table-cell table:style-name="ce4" table:formula="of:=([.J45]*0.82-[.$M$1])*0.94-[.$C45]" office:value-type="float" office:value="6.71267552000001" calcext:value-type="float">
            <text:p>6.71267552000001</text:p>
          </table:table-cell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ce1"/>
          <table:table-cell table:style-name="ce5" table:number-columns-repeated="2"/>
          <table:table-cell/>
          <table:table-cell table:style-name="ce11" table:number-columns-repeated="2"/>
          <table:table-cell table:style-name="ce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3x 50x90</text:p>
          </table:table-cell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table:formula="of:=[.B48]*(100-[.D48])/100" office:value-type="float" office:value="592.1" calcext:value-type="float">
            <text:p>592.1</text:p>
          </table:table-cell>
          <table:table-cell table:style-name="ce5" table:formula="of:=[.G48]*(100-[.E48])/100" office:value-type="float" office:value="444.075" calcext:value-type="float">
            <text:p>444.075</text:p>
          </table:table-cell>
          <table:table-cell office:value-type="float" office:value="0" calcext:value-type="float">
            <text:p>0</text:p>
          </table:table-cell>
          <table:table-cell table:style-name="ce8" table:formula="of:=[.H48]*(100-[.I48])/100" office:value-type="float" office:value="444.075" calcext:value-type="float">
            <text:p>444.075</text:p>
          </table:table-cell>
          <table:table-cell table:style-name="ce11" table:formula="of:=([.B48]-[.H48])/[.B48]" office:value-type="percentage" office:value="0.535" calcext:value-type="percentage">
            <text:p>54%</text:p>
          </table:table-cell>
          <table:table-cell table:style-name="ce11" table:formula="of:=([.$B48]-[.J48])/[.$B48]" office:value-type="percentage" office:value="0.535" calcext:value-type="percentage">
            <text:p>54%</text:p>
          </table:table-cell>
          <table:table-cell table:style-name="ce13" table:formula="of:=([.H48]*0.82-[.$M$1])*0.94-[.$C48]" office:value-type="float" office:value="-4.70698999999996" calcext:value-type="float">
            <text:p>-4.70698999999996</text:p>
          </table:table-cell>
          <table:table-cell table:style-name="ce1" table:formula="of:=([.J48]*0.82-[.$M$1])*0.94-[.$C48]" office:value-type="float" office:value="-4.70698999999996" calcext:value-type="float">
            <text:p>-4.706989999999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[.B49]*(100-[.D49])/100" office:value-type="float" office:value="668.5" calcext:value-type="float">
            <text:p>668.5</text:p>
          </table:table-cell>
          <table:table-cell table:style-name="ce6" table:formula="of:=[.G49]*(100-[.E49])/100" office:value-type="float" office:value="588.28" calcext:value-type="float">
            <text:p>588.28</text:p>
          </table:table-cell>
          <table:table-cell office:value-type="float" office:value="7" calcext:value-type="float">
            <text:p>7</text:p>
          </table:table-cell>
          <table:table-cell table:formula="of:=[.H49]*(100-[.I49])/100" office:value-type="float" office:value="547.1004" calcext:value-type="float">
            <text:p>547.1004</text:p>
          </table:table-cell>
          <table:table-cell table:style-name="ce11" table:formula="of:=([.B49]-[.H49])/[.B49]" office:value-type="percentage" office:value="0.384" calcext:value-type="percentage">
            <text:p>38%</text:p>
          </table:table-cell>
          <table:table-cell table:style-name="ce11" table:formula="of:=([.$B49]-[.J49])/[.$B49]" office:value-type="percentage" office:value="0.42712" calcext:value-type="percentage">
            <text:p>43%</text:p>
          </table:table-cell>
          <table:table-cell table:style-name="ce13" table:formula="of:=([.H49]*0.82-[.$M$1])*0.94-[.$C49]" office:value-type="float" office:value="106.446224" calcext:value-type="float">
            <text:p>106.446224</text:p>
          </table:table-cell>
          <table:table-cell table:style-name="ce1" table:formula="of:=([.J49]*0.82-[.$M$1])*0.94-[.$C49]" office:value-type="float" office:value="74.70498832" calcext:value-type="float">
            <text:p>74.7049883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[.B50]*(100-[.D50])/100" office:value-type="float" office:value="668.5" calcext:value-type="float">
            <text:p>668.5</text:p>
          </table:table-cell>
          <table:table-cell table:style-name="ce6" table:formula="of:=[.G50]*(100-[.E50])/100" office:value-type="float" office:value="601.65" calcext:value-type="float">
            <text:p>601.65</text:p>
          </table:table-cell>
          <table:table-cell office:value-type="float" office:value="7" calcext:value-type="float">
            <text:p>7</text:p>
          </table:table-cell>
          <table:table-cell table:formula="of:=[.H50]*(100-[.I50])/100" office:value-type="float" office:value="559.5345" calcext:value-type="float">
            <text:p>559.5345</text:p>
          </table:table-cell>
          <table:table-cell table:style-name="ce11" table:formula="of:=([.B50]-[.H50])/[.B50]" office:value-type="percentage" office:value="0.37" calcext:value-type="percentage">
            <text:p>37%</text:p>
          </table:table-cell>
          <table:table-cell table:style-name="ce11" table:formula="of:=([.$B50]-[.J50])/[.$B50]" office:value-type="percentage" office:value="0.4141" calcext:value-type="percentage">
            <text:p>41%</text:p>
          </table:table-cell>
          <table:table-cell table:style-name="ce13" table:formula="of:=([.H50]*0.82-[.$M$1])*0.94-[.$C50]" office:value-type="float" office:value="116.75182" calcext:value-type="float">
            <text:p>116.75182</text:p>
          </table:table-cell>
          <table:table-cell table:style-name="ce1" table:formula="of:=([.J50]*0.82-[.$M$1])*0.94-[.$C50]" office:value-type="float" office:value="84.2891926" calcext:value-type="float">
            <text:p>84.289192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" table:formula="of:=[.B51]*(100-[.D51])/100" office:value-type="float" office:value="630.3" calcext:value-type="float">
            <text:p>630.3</text:p>
          </table:table-cell>
          <table:table-cell table:style-name="ce6" table:formula="of:=[.G51]*(100-[.E51])/100" office:value-type="float" office:value="504.24" calcext:value-type="float">
            <text:p>504.24</text:p>
          </table:table-cell>
          <table:table-cell office:value-type="float" office:value="7" calcext:value-type="float">
            <text:p>7</text:p>
          </table:table-cell>
          <table:table-cell table:formula="of:=[.H51]*(100-[.I51])/100" office:value-type="float" office:value="468.9432" calcext:value-type="float">
            <text:p>468.9432</text:p>
          </table:table-cell>
          <table:table-cell table:style-name="ce11" table:formula="of:=([.B51]-[.H51])/[.B51]" office:value-type="percentage" office:value="0.472" calcext:value-type="percentage">
            <text:p>47%</text:p>
          </table:table-cell>
          <table:table-cell table:style-name="ce11" table:formula="of:=([.$B51]-[.J51])/[.$B51]" office:value-type="percentage" office:value="0.50896" calcext:value-type="percentage">
            <text:p>51%</text:p>
          </table:table-cell>
          <table:table-cell table:style-name="ce13" table:formula="of:=([.H51]*0.82-[.$M$1])*0.94-[.$C51]" office:value-type="float" office:value="41.668192" calcext:value-type="float">
            <text:p>41.668192</text:p>
          </table:table-cell>
          <table:table-cell table:style-name="ce1" table:formula="of:=([.J51]*0.82-[.$M$1])*0.94-[.$C51]" office:value-type="float" office:value="14.46141856" calcext:value-type="float">
            <text:p>14.461418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formula="of:=[.B52]*(100-[.D52])/100" office:value-type="float" office:value="697.15" calcext:value-type="float">
            <text:p>697.15</text:p>
          </table:table-cell>
          <table:table-cell table:style-name="ce6" table:formula="of:=[.G52]*(100-[.E52])/100" office:value-type="float" office:value="662.2925" calcext:value-type="float">
            <text:p>662.2925</text:p>
          </table:table-cell>
          <table:table-cell table:style-name="ce6" office:value-type="float" office:value="7" calcext:value-type="float">
            <text:p>7</text:p>
          </table:table-cell>
          <table:table-cell table:formula="of:=[.H52]*(100-[.I52])/100" office:value-type="float" office:value="615.932025" calcext:value-type="float">
            <text:p>615.932025</text:p>
          </table:table-cell>
          <table:table-cell table:style-name="ce11" table:formula="of:=([.B52]-[.H52])/[.B52]" office:value-type="percentage" office:value="0.3065" calcext:value-type="percentage">
            <text:p>31%</text:p>
          </table:table-cell>
          <table:table-cell table:style-name="ce11" table:formula="of:=([.$B52]-[.J52])/[.$B52]" office:value-type="percentage" office:value="0.355045" calcext:value-type="percentage">
            <text:p>36%</text:p>
          </table:table-cell>
          <table:table-cell table:style-name="ce13" table:formula="of:=([.H52]*0.82-[.$M$1])*0.94-[.$C52]" office:value-type="float" office:value="163.495059" calcext:value-type="float">
            <text:p>163.495059</text:p>
          </table:table-cell>
          <table:table-cell table:style-name="ce1" table:formula="of:=([.J52]*0.82-[.$M$1])*0.94-[.$C52]" office:value-type="float" office:value="127.76040487" calcext:value-type="float">
            <text:p>127.760404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4" table:formula="of:=[.B53]*(100-[.D53])/100" office:value-type="float" office:value="477.5" calcext:value-type="float">
            <text:p>477.5</text:p>
          </table:table-cell>
          <table:table-cell table:style-name="ce24" table:formula="of:=[.G53]*(100-[.E53])/100" office:value-type="float" office:value="396.325" calcext:value-type="float">
            <text:p>396.325</text:p>
          </table:table-cell>
          <table:table-cell table:style-name="ce7" office:value-type="float" office:value="7" calcext:value-type="float">
            <text:p>7</text:p>
          </table:table-cell>
          <table:table-cell table:formula="of:=[.H53]*(100-[.I53])/100" office:value-type="float" office:value="368.58225" calcext:value-type="float">
            <text:p>368.58225</text:p>
          </table:table-cell>
          <table:table-cell table:style-name="ce12" table:formula="of:=([.B53]-[.H53])/[.B53]" office:value-type="percentage" office:value="0.585" calcext:value-type="percentage">
            <text:p>59%</text:p>
          </table:table-cell>
          <table:table-cell table:style-name="ce12" table:formula="of:=([.$B53]-[.J53])/[.$B53]" office:value-type="percentage" office:value="0.61405" calcext:value-type="percentage">
            <text:p>61%</text:p>
          </table:table-cell>
          <table:table-cell table:style-name="ce14" table:formula="of:=([.H53]*0.82-[.$M$1])*0.94-[.$C53]" office:value-type="float" office:value="-41.51269" calcext:value-type="float">
            <text:p>-41.51269</text:p>
          </table:table-cell>
          <table:table-cell table:style-name="ce4" table:formula="of:=([.J53]*0.82-[.$M$1])*0.94-[.$C53]" office:value-type="float" office:value="-62.8968016999999" calcext:value-type="float">
            <text:p>-62.896801699999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[.J48]*0.88" office:value-type="float" office:value="390.786" calcext:value-type="float">
            <text:p>390.78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[.J56]-50" office:value-type="float" office:value="340.786" calcext:value-type="float">
            <text:p>340.7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58]*0.94" office:value-type="float" office:value="320.33884" calcext:value-type="float">
            <text:p>320.33884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9:28:53.1479602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24:14.273460151</meta:creation-date>
    <dc:date>2020-07-28T21:59:16.773646912</dc:date>
    <meta:editing-duration>P4DT3H13M39S</meta:editing-duration>
    <meta:editing-cycles>50</meta:editing-cycles>
    <meta:generator>LibreOffice/6.0.7.3$Linux_X86_64 LibreOffice_project/00m0$Build-3</meta:generator>
    <meta:document-statistic meta:table-count="1" meta:cell-count="593" meta:object-count="0"/>
  </office:meta>
</office:document-meta>
</file>